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Light" svg:font-family="'Ubuntu Light'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fo:language="el" fo:country="GR" officeooo:rsid="0011e690" officeooo:paragraph-rsid="0011e690"/>
    </style:style>
    <style:style style:name="P2" style:family="paragraph" style:parent-style-name="Subtitle">
      <style:paragraph-properties fo:text-align="start" style:justify-single-word="false"/>
      <style:text-properties fo:language="el" fo:country="GR" officeooo:rsid="0011e690" officeooo:paragraph-rsid="00156735"/>
    </style:style>
    <style:style style:name="P3" style:family="paragraph" style:parent-style-name="Subtitle">
      <style:paragraph-properties fo:text-align="start" style:justify-single-word="false"/>
      <style:text-properties fo:language="el" fo:country="GR" officeooo:rsid="0011e690" officeooo:paragraph-rsid="001622bc"/>
    </style:style>
    <style:style style:name="P4" style:family="paragraph" style:parent-style-name="Subtitle">
      <style:paragraph-properties fo:text-align="start" style:justify-single-word="false"/>
      <style:text-properties fo:language="el" fo:country="GR" officeooo:rsid="0011e690" officeooo:paragraph-rsid="002449a3"/>
    </style:style>
    <style:style style:name="P5" style:family="paragraph" style:parent-style-name="Text_20_body">
      <style:paragraph-properties fo:text-align="start" style:justify-single-word="false"/>
      <style:text-properties fo:language="el" fo:country="GR" officeooo:rsid="001d4655" officeooo:paragraph-rsid="001d4655"/>
    </style:style>
    <style:style style:name="P6" style:family="paragraph" style:parent-style-name="Text_20_body">
      <style:paragraph-properties fo:text-align="start" style:justify-single-word="false"/>
      <style:text-properties fo:language="el" fo:country="GR" officeooo:rsid="001d4655" officeooo:paragraph-rsid="001ed407"/>
    </style:style>
    <style:style style:name="P7" style:family="paragraph" style:parent-style-name="Text_20_body">
      <style:paragraph-properties fo:text-align="start" style:justify-single-word="false"/>
      <style:text-properties fo:language="el" fo:country="GR" officeooo:rsid="001d4655" officeooo:paragraph-rsid="001ff44c"/>
    </style:style>
    <style:style style:name="P8" style:family="paragraph" style:parent-style-name="Text_20_body">
      <style:paragraph-properties fo:text-align="start" style:justify-single-word="false"/>
      <style:text-properties fo:language="el" fo:country="GR" officeooo:rsid="001d4655" officeooo:paragraph-rsid="00225e7d"/>
    </style:style>
    <style:style style:name="P9" style:family="paragraph" style:parent-style-name="Text_20_body">
      <style:paragraph-properties fo:text-align="start" style:justify-single-word="false"/>
      <style:text-properties fo:language="el" fo:country="GR" officeooo:rsid="001df9b9" officeooo:paragraph-rsid="001df9b9"/>
    </style:style>
    <style:style style:name="P10" style:family="paragraph" style:parent-style-name="Text_20_body">
      <style:paragraph-properties fo:text-align="start" style:justify-single-word="false"/>
      <style:text-properties fo:language="el" fo:country="GR" officeooo:rsid="00213cd2" officeooo:paragraph-rsid="00213cd2"/>
    </style:style>
    <style:style style:name="P11" style:family="paragraph" style:parent-style-name="Text_20_body">
      <style:paragraph-properties fo:text-align="start" style:justify-single-word="false"/>
      <style:text-properties fo:language="el" fo:country="GR" officeooo:rsid="00213cd2" officeooo:paragraph-rsid="00225e7d"/>
    </style:style>
    <style:style style:name="P12" style:family="paragraph" style:parent-style-name="Text_20_body">
      <style:paragraph-properties fo:text-align="start" style:justify-single-word="false"/>
      <style:text-properties fo:language="el" fo:country="GR" officeooo:rsid="00225e7d" officeooo:paragraph-rsid="00225e7d"/>
    </style:style>
    <style:style style:name="P13" style:family="paragraph" style:parent-style-name="Text_20_body">
      <style:paragraph-properties fo:text-align="start" style:justify-single-word="false"/>
      <style:text-properties fo:language="el" fo:country="GR" fo:font-weight="normal" officeooo:rsid="0019721b" officeooo:paragraph-rsid="0019721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language="el" fo:country="GR" fo:font-weight="normal" officeooo:rsid="0019721b" officeooo:paragraph-rsid="001d4655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language="el" fo:country="GR" fo:font-weight="normal" officeooo:rsid="001a9fda" officeooo:paragraph-rsid="001a9fda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language="el" fo:country="GR" fo:font-weight="normal" officeooo:rsid="001d4655" officeooo:paragraph-rsid="001d4655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language="el" fo:country="GR" fo:font-weight="normal" officeooo:rsid="001d4655" officeooo:paragraph-rsid="0032d792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language="el" fo:country="GR" fo:font-weight="normal" officeooo:rsid="00225e7d" officeooo:paragraph-rsid="00225e7d" style:font-weight-asian="normal" style:font-weight-complex="normal"/>
    </style:style>
    <style:style style:name="P19" style:family="paragraph" style:parent-style-name="Text_20_body">
      <style:text-properties officeooo:rsid="00156735" officeooo:paragraph-rsid="0019721b"/>
    </style:style>
    <style:style style:name="P20" style:family="paragraph" style:parent-style-name="Text_20_body">
      <style:paragraph-properties fo:text-align="start" style:justify-single-word="false"/>
      <style:text-properties officeooo:rsid="00156735" officeooo:paragraph-rsid="0019721b"/>
    </style:style>
    <style:style style:name="P21" style:family="paragraph" style:parent-style-name="Text_20_body">
      <style:paragraph-properties fo:text-align="start" style:justify-single-word="false"/>
      <style:text-properties officeooo:rsid="00156735" officeooo:paragraph-rsid="001a9fda"/>
    </style:style>
    <style:style style:name="P22" style:family="paragraph" style:parent-style-name="Text_20_body">
      <style:text-properties officeooo:rsid="00156735" officeooo:paragraph-rsid="001a9fda"/>
    </style:style>
    <style:style style:name="P23" style:family="paragraph" style:parent-style-name="Text_20_body">
      <style:text-properties officeooo:rsid="00156735" officeooo:paragraph-rsid="001d4655"/>
    </style:style>
    <style:style style:name="P24" style:family="paragraph" style:parent-style-name="Text_20_body">
      <style:text-properties officeooo:rsid="00156735" officeooo:paragraph-rsid="001df9b9"/>
    </style:style>
    <style:style style:name="P25" style:family="paragraph" style:parent-style-name="Text_20_body">
      <style:text-properties officeooo:rsid="00156735" officeooo:paragraph-rsid="001ed407"/>
    </style:style>
    <style:style style:name="P26" style:family="paragraph" style:parent-style-name="Text_20_body">
      <style:text-properties officeooo:rsid="00156735" officeooo:paragraph-rsid="001ff44c"/>
    </style:style>
    <style:style style:name="P27" style:family="paragraph" style:parent-style-name="Text_20_body">
      <style:text-properties officeooo:rsid="00156735" officeooo:paragraph-rsid="00225e7d"/>
    </style:style>
    <style:style style:name="P28" style:family="paragraph" style:parent-style-name="Text_20_body">
      <style:text-properties officeooo:rsid="00156735" officeooo:paragraph-rsid="00156735"/>
    </style:style>
    <style:style style:name="P29" style:family="paragraph" style:parent-style-name="Text_20_body">
      <style:text-properties officeooo:rsid="00156735" officeooo:paragraph-rsid="002ae846"/>
    </style:style>
    <style:style style:name="P30" style:family="paragraph" style:parent-style-name="Text_20_body">
      <style:text-properties officeooo:rsid="00156735" officeooo:paragraph-rsid="002fe591"/>
    </style:style>
    <style:style style:name="P31" style:family="paragraph" style:parent-style-name="Text_20_body">
      <style:text-properties officeooo:rsid="00156735" officeooo:paragraph-rsid="002fe800"/>
    </style:style>
    <style:style style:name="P32" style:family="paragraph" style:parent-style-name="Text_20_body">
      <style:text-properties officeooo:rsid="00156735" officeooo:paragraph-rsid="003189ae"/>
    </style:style>
    <style:style style:name="P33" style:family="paragraph" style:parent-style-name="Title">
      <style:text-properties style:font-name="Ubuntu Light" officeooo:rsid="00113a3c" officeooo:paragraph-rsid="00113a3c"/>
    </style:style>
    <style:style style:name="P34" style:family="paragraph" style:parent-style-name="Subtitle">
      <style:paragraph-properties fo:text-align="start" style:justify-single-word="false"/>
      <style:text-properties style:font-name="Liberation Sans" fo:font-size="18pt" fo:language="el" fo:country="GR" fo:font-weight="normal" officeooo:rsid="00156735" officeooo:paragraph-rsid="00156735" style:font-name-asian="Noto Sans CJK SC" style:font-size-asian="18pt" style:font-weight-asian="normal" style:font-name-complex="Lohit Devanagari1" style:font-size-complex="18pt" style:font-weight-complex="normal"/>
    </style:style>
    <style:style style:name="P35" style:family="paragraph" style:parent-style-name="Text_20_body">
      <style:text-properties officeooo:rsid="003189ae" officeooo:paragraph-rsid="003189ae"/>
    </style:style>
    <style:style style:name="P36" style:family="paragraph" style:parent-style-name="Heading_20_2">
      <style:text-properties fo:language="el" fo:country="GR" fo:font-weight="bold" officeooo:rsid="00131983" officeooo:paragraph-rsid="00131983" style:font-weight-asian="bold" style:font-weight-complex="bold"/>
    </style:style>
    <style:style style:name="P37" style:family="paragraph" style:parent-style-name="Heading_20_2">
      <style:text-properties fo:language="el" fo:country="GR" fo:font-weight="bold" officeooo:rsid="00131983" officeooo:paragraph-rsid="0014c6a6" style:font-weight-asian="bold" style:font-weight-complex="bold"/>
    </style:style>
    <style:style style:name="P38" style:family="paragraph" style:parent-style-name="Heading_20_2">
      <style:paragraph-properties fo:text-align="start" style:justify-single-word="false"/>
      <style:text-properties fo:language="el" fo:country="GR" fo:font-weight="bold" officeooo:rsid="00131983" officeooo:paragraph-rsid="002449a3" style:font-weight-asian="bold" style:font-weight-complex="bold"/>
    </style:style>
    <style:style style:name="P39" style:family="paragraph" style:parent-style-name="Heading_20_2">
      <style:paragraph-properties fo:text-align="start" style:justify-single-word="false"/>
      <style:text-properties fo:language="el" fo:country="GR" fo:font-weight="bold" officeooo:rsid="00131983" officeooo:paragraph-rsid="00176c56" style:font-weight-asian="bold" style:font-weight-complex="bold"/>
    </style:style>
    <style:style style:name="P40" style:family="paragraph" style:parent-style-name="Heading_20_2">
      <style:text-properties fo:language="el" fo:country="GR" fo:font-weight="bold" officeooo:rsid="00131983" officeooo:paragraph-rsid="002ae846" style:font-weight-asian="bold" style:font-weight-complex="bold"/>
    </style:style>
    <style:style style:name="P41" style:family="paragraph" style:parent-style-name="Heading_20_2">
      <style:text-properties fo:language="el" fo:country="GR" fo:font-weight="bold" officeooo:rsid="00131983" officeooo:paragraph-rsid="002fe591" style:font-weight-asian="bold" style:font-weight-complex="bold"/>
    </style:style>
    <style:style style:name="P42" style:family="paragraph" style:parent-style-name="Heading_20_2">
      <style:text-properties fo:language="el" fo:country="GR" fo:font-weight="bold" officeooo:rsid="00131983" officeooo:paragraph-rsid="002fe800" style:font-weight-asian="bold" style:font-weight-complex="bold"/>
    </style:style>
    <style:style style:name="P43" style:family="paragraph" style:parent-style-name="Heading_20_2">
      <style:text-properties fo:language="el" fo:country="GR" fo:font-weight="bold" officeooo:rsid="00131983" officeooo:paragraph-rsid="003189ae" style:font-weight-asian="bold" style:font-weight-complex="bold"/>
    </style:style>
    <style:style style:name="P44" style:family="paragraph" style:parent-style-name="Heading_20_2">
      <style:text-properties fo:language="el" fo:country="GR" fo:font-weight="bold" officeooo:rsid="00131983" officeooo:paragraph-rsid="0019721b" style:font-weight-asian="bold" style:font-weight-complex="bold"/>
    </style:style>
    <style:style style:name="P45" style:family="paragraph" style:parent-style-name="Heading_20_2">
      <style:text-properties fo:language="el" fo:country="GR" fo:font-weight="bold" officeooo:rsid="00131983" officeooo:paragraph-rsid="001a9fda" style:font-weight-asian="bold" style:font-weight-complex="bold"/>
    </style:style>
    <style:style style:name="P46" style:family="paragraph" style:parent-style-name="Heading_20_2">
      <style:text-properties fo:language="el" fo:country="GR" fo:font-weight="bold" officeooo:rsid="00131983" officeooo:paragraph-rsid="001bff0e" style:font-weight-asian="bold" style:font-weight-complex="bold"/>
    </style:style>
    <style:style style:name="P47" style:family="paragraph" style:parent-style-name="Heading_20_2">
      <style:text-properties fo:language="el" fo:country="GR" fo:font-weight="bold" officeooo:rsid="00131983" officeooo:paragraph-rsid="001d4655" style:font-weight-asian="bold" style:font-weight-complex="bold"/>
    </style:style>
    <style:style style:name="P48" style:family="paragraph" style:parent-style-name="Heading_20_2">
      <style:text-properties fo:language="el" fo:country="GR" fo:font-weight="bold" officeooo:rsid="00131983" officeooo:paragraph-rsid="001df9b9" style:font-weight-asian="bold" style:font-weight-complex="bold"/>
    </style:style>
    <style:style style:name="P49" style:family="paragraph" style:parent-style-name="Heading_20_2">
      <style:text-properties fo:language="el" fo:country="GR" fo:font-weight="bold" officeooo:rsid="00131983" officeooo:paragraph-rsid="001ed407" style:font-weight-asian="bold" style:font-weight-complex="bold"/>
    </style:style>
    <style:style style:name="P50" style:family="paragraph" style:parent-style-name="Heading_20_2">
      <style:text-properties fo:language="el" fo:country="GR" fo:font-weight="bold" officeooo:rsid="00131983" officeooo:paragraph-rsid="001ff44c" style:font-weight-asian="bold" style:font-weight-complex="bold"/>
    </style:style>
    <style:style style:name="P51" style:family="paragraph" style:parent-style-name="Heading_20_2">
      <style:text-properties fo:language="el" fo:country="GR" fo:font-weight="bold" officeooo:rsid="00131983" officeooo:paragraph-rsid="00225e7d" style:font-weight-asian="bold" style:font-weight-complex="bold"/>
    </style:style>
    <style:style style:name="P52" style:family="paragraph" style:parent-style-name="Heading_20_2">
      <style:text-properties fo:language="el" fo:country="GR" fo:font-weight="bold" officeooo:rsid="00131983" officeooo:paragraph-rsid="0035e52b" style:font-weight-asian="bold" style:font-weight-complex="bold"/>
    </style:style>
    <style:style style:name="P53" style:family="paragraph" style:parent-style-name="Heading_20_2">
      <style:text-properties fo:language="el" fo:country="GR" fo:font-weight="bold" officeooo:rsid="00131983" officeooo:paragraph-rsid="00376a1a" style:font-weight-asian="bold" style:font-weight-complex="bold"/>
    </style:style>
    <style:style style:name="P54" style:family="paragraph" style:parent-style-name="Heading_20_2">
      <style:text-properties fo:language="el" fo:country="GR" fo:font-weight="bold" officeooo:rsid="00131983" officeooo:paragraph-rsid="003b8945" style:font-weight-asian="bold" style:font-weight-complex="bold"/>
    </style:style>
    <style:style style:name="P55" style:family="paragraph" style:parent-style-name="Heading_20_2">
      <style:text-properties officeooo:paragraph-rsid="001ed407"/>
    </style:style>
    <style:style style:name="P56" style:family="paragraph" style:parent-style-name="Text_20_body" style:list-style-name="L1">
      <style:text-properties officeooo:rsid="00131983" officeooo:paragraph-rsid="00131983"/>
    </style:style>
    <style:style style:name="P57" style:family="paragraph" style:parent-style-name="Text_20_body" style:list-style-name="L1">
      <style:text-properties fo:language="el" fo:country="GR" fo:font-weight="bold" officeooo:rsid="0014c6a6" officeooo:paragraph-rsid="0014c6a6" style:font-weight-asian="bold" style:font-weight-complex="bold"/>
    </style:style>
    <style:style style:name="P58" style:family="paragraph" style:parent-style-name="Text_20_body" style:list-style-name="L1">
      <style:text-properties fo:language="el" fo:country="GR" fo:font-weight="bold" officeooo:rsid="002c97d8" officeooo:paragraph-rsid="002c97d8" style:font-weight-asian="bold" style:font-weight-complex="bold"/>
    </style:style>
    <style:style style:name="P59" style:family="paragraph" style:parent-style-name="Text_20_body" style:list-style-name="L1">
      <style:text-properties fo:language="el" fo:country="GR" fo:font-weight="bold" officeooo:rsid="002e975a" officeooo:paragraph-rsid="002e975a" style:font-weight-asian="bold" style:font-weight-complex="bold"/>
    </style:style>
    <style:style style:name="P60" style:family="paragraph" style:parent-style-name="Text_20_body" style:list-style-name="L1">
      <style:text-properties fo:language="el" fo:country="GR" fo:font-weight="bold" officeooo:rsid="003408d7" officeooo:paragraph-rsid="003408d7" style:font-weight-asian="bold" style:font-weight-complex="bold"/>
    </style:style>
    <style:style style:name="P61" style:family="paragraph" style:parent-style-name="Text_20_body" style:list-style-name="L1">
      <style:text-properties fo:language="el" fo:country="GR" fo:font-weight="bold" officeooo:rsid="0035e52b" officeooo:paragraph-rsid="0035e52b" style:font-weight-asian="bold" style:font-weight-complex="bold"/>
    </style:style>
    <style:style style:name="P62" style:family="paragraph" style:parent-style-name="Text_20_body">
      <style:text-properties fo:language="el" fo:country="GR" fo:font-weight="normal" officeooo:rsid="002fe800" officeooo:paragraph-rsid="002fe800" style:font-weight-asian="normal" style:font-weight-complex="normal"/>
    </style:style>
    <style:style style:name="P63" style:family="paragraph" style:parent-style-name="Text_20_body">
      <style:text-properties fo:language="el" fo:country="GR" fo:font-weight="normal" officeooo:rsid="001a9fda" officeooo:paragraph-rsid="001a9fda" style:font-weight-asian="normal" style:font-weight-complex="normal"/>
    </style:style>
    <style:style style:name="P64" style:family="paragraph" style:parent-style-name="Text_20_body" style:list-style-name="L4">
      <style:text-properties fo:language="el" fo:country="GR" fo:font-weight="normal" officeooo:rsid="001d4655" officeooo:paragraph-rsid="001d4655" style:font-weight-asian="normal" style:font-weight-complex="normal"/>
    </style:style>
    <style:style style:name="P65" style:family="paragraph" style:parent-style-name="Text_20_body">
      <style:text-properties fo:language="el" fo:country="GR" fo:font-weight="normal" officeooo:rsid="00225e7d" officeooo:paragraph-rsid="00225e7d" style:font-weight-asian="normal" style:font-weight-complex="normal"/>
    </style:style>
    <style:style style:name="P66" style:family="paragraph" style:parent-style-name="Text_20_body" style:list-style-name="L2">
      <style:paragraph-properties fo:text-align="start" style:justify-single-word="false"/>
      <style:text-properties fo:font-weight="normal" officeooo:rsid="00176c56" officeooo:paragraph-rsid="002fe591" style:font-weight-asian="normal" style:font-weight-complex="normal"/>
    </style:style>
    <style:style style:name="P67" style:family="paragraph" style:parent-style-name="Text_20_body" style:list-style-name="L2">
      <style:paragraph-properties fo:text-align="start" style:justify-single-word="false"/>
      <style:text-properties fo:font-weight="normal" officeooo:rsid="002fe591" officeooo:paragraph-rsid="002fe591" style:font-weight-asian="normal" style:font-weight-complex="normal"/>
    </style:style>
    <style:style style:name="P68" style:family="paragraph" style:parent-style-name="Text_20_body" style:list-style-name="L2">
      <style:paragraph-properties fo:text-align="start" style:justify-single-word="false"/>
      <style:text-properties fo:font-weight="normal" officeooo:rsid="0038b4b9" officeooo:paragraph-rsid="0038b4b9" style:font-weight-asian="normal" style:font-weight-complex="normal"/>
    </style:style>
    <style:style style:name="P69" style:family="paragraph" style:parent-style-name="Text_20_body" style:list-style-name="L2">
      <style:paragraph-properties fo:text-align="start" style:justify-single-word="false"/>
      <style:text-properties fo:font-weight="normal" officeooo:rsid="003a3b9a" officeooo:paragraph-rsid="003a3b9a" style:font-weight-asian="normal" style:font-weight-complex="normal"/>
    </style:style>
    <style:style style:name="P70" style:family="paragraph" style:parent-style-name="Text_20_body" style:list-style-name="L3">
      <style:paragraph-properties fo:text-align="start" style:justify-single-word="false"/>
      <style:text-properties officeooo:paragraph-rsid="003173a0"/>
    </style:style>
    <style:style style:name="P71" style:family="paragraph" style:parent-style-name="Text_20_body" style:list-style-name="L4">
      <style:text-properties officeooo:paragraph-rsid="001bff0e"/>
    </style:style>
    <style:style style:name="P72" style:family="paragraph" style:parent-style-name="Text_20_body" style:list-style-name="L4">
      <style:text-properties officeooo:rsid="001bff0e" officeooo:paragraph-rsid="001bff0e"/>
    </style:style>
    <style:style style:name="P73" style:family="paragraph" style:parent-style-name="Text_20_body" style:list-style-name="L5">
      <style:text-properties officeooo:rsid="001ed407" officeooo:paragraph-rsid="001ed407"/>
    </style:style>
    <style:style style:name="P74" style:family="paragraph" style:parent-style-name="Text_20_body" style:list-style-name="L5">
      <style:text-properties officeooo:rsid="001ed407" officeooo:paragraph-rsid="00213cd2"/>
    </style:style>
    <style:style style:name="P75" style:family="paragraph" style:parent-style-name="Text_20_body" style:list-style-name="L5">
      <style:text-properties style:font-name="Liberation Sans" fo:font-size="11pt" fo:language="el" fo:country="GR" fo:font-weight="normal" officeooo:rsid="0032d792" officeooo:paragraph-rsid="0032d792" style:font-name-asian="Noto Sans CJK SC" style:font-size-asian="11pt" style:font-weight-asian="normal" style:font-name-complex="Lohit Devanagari1" style:font-size-complex="11pt" style:font-weight-complex="normal"/>
    </style:style>
    <style:style style:name="P76" style:family="paragraph" style:parent-style-name="Text_20_body" style:list-style-name="L5">
      <style:text-properties style:font-name="Liberation Sans" fo:font-size="11pt" fo:language="el" fo:country="GR" fo:font-weight="normal" officeooo:rsid="001ed407" officeooo:paragraph-rsid="001ed407" style:font-name-asian="Noto Sans CJK SC" style:font-size-asian="11pt" style:font-weight-asian="normal" style:font-name-complex="Lohit Devanagari1" style:font-size-complex="11pt" style:font-weight-complex="normal"/>
    </style:style>
    <style:style style:name="P77" style:family="paragraph" style:parent-style-name="Text_20_body">
      <style:text-properties officeooo:rsid="0029bc42" officeooo:paragraph-rsid="0029bc42"/>
    </style:style>
    <style:style style:name="P78" style:family="paragraph" style:parent-style-name="Text_20_body">
      <style:text-properties officeooo:rsid="003408d7" officeooo:paragraph-rsid="003408d7"/>
    </style:style>
    <style:style style:name="P79" style:family="paragraph" style:parent-style-name="Text_20_body">
      <style:text-properties officeooo:rsid="00156735" officeooo:paragraph-rsid="0035e52b"/>
    </style:style>
    <style:style style:name="P80" style:family="paragraph" style:parent-style-name="Text_20_body">
      <style:text-properties officeooo:rsid="00156735" officeooo:paragraph-rsid="00376a1a"/>
    </style:style>
    <style:style style:name="P81" style:family="paragraph" style:parent-style-name="Text_20_body">
      <style:text-properties officeooo:rsid="00156735" officeooo:paragraph-rsid="003b8945"/>
    </style:style>
    <style:style style:name="P82" style:family="paragraph" style:parent-style-name="Text_20_body">
      <style:text-properties officeooo:rsid="0035e52b" officeooo:paragraph-rsid="0035e52b"/>
    </style:style>
    <style:style style:name="P83" style:family="paragraph" style:parent-style-name="Text_20_body">
      <style:text-properties officeooo:rsid="00376a1a" officeooo:paragraph-rsid="00376a1a"/>
    </style:style>
    <style:style style:name="P84" style:family="paragraph" style:parent-style-name="Text_20_body">
      <style:text-properties officeooo:rsid="002fe800" officeooo:paragraph-rsid="002fe800"/>
    </style:style>
    <style:style style:name="P85" style:family="paragraph" style:parent-style-name="Text_20_body">
      <style:text-properties officeooo:rsid="003b8945" officeooo:paragraph-rsid="003b8945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 style:font-weight-complex="bold"/>
    </style:style>
    <style:style style:name="T3" style:family="text">
      <style:text-properties fo:language="el" fo:country="GR" fo:font-weight="bold" officeooo:rsid="00131983" style:font-weight-asian="bold" style:font-weight-complex="bold"/>
    </style:style>
    <style:style style:name="T4" style:family="text">
      <style:text-properties fo:language="el" fo:country="GR" fo:font-weight="bold" officeooo:rsid="0014c6a6" style:font-weight-asian="bold" style:font-weight-complex="bold"/>
    </style:style>
    <style:style style:name="T5" style:family="text">
      <style:text-properties fo:language="el" fo:country="GR" fo:font-weight="bold" officeooo:rsid="001a9fda" style:font-weight-asian="bold" style:font-weight-complex="bold"/>
    </style:style>
    <style:style style:name="T6" style:family="text">
      <style:text-properties fo:language="el" fo:country="GR" fo:font-weight="bold" officeooo:rsid="001bff0e" style:font-weight-asian="bold" style:font-weight-complex="bold"/>
    </style:style>
    <style:style style:name="T7" style:family="text">
      <style:text-properties fo:language="el" fo:country="GR" fo:font-weight="bold" officeooo:rsid="001df9b9" style:font-weight-asian="bold" style:font-weight-complex="bold"/>
    </style:style>
    <style:style style:name="T8" style:family="text">
      <style:text-properties fo:language="el" fo:country="GR" fo:font-weight="bold" officeooo:rsid="001ff44c" style:font-weight-asian="bold" style:font-weight-complex="bold"/>
    </style:style>
    <style:style style:name="T9" style:family="text">
      <style:text-properties fo:language="el" fo:country="GR" fo:font-weight="bold" officeooo:rsid="00225e7d" style:font-weight-asian="bold" style:font-weight-complex="bold"/>
    </style:style>
    <style:style style:name="T10" style:family="text">
      <style:text-properties fo:language="el" fo:country="GR" fo:font-weight="bold" officeooo:rsid="0026ff68" style:font-weight-asian="bold" style:font-weight-complex="bold"/>
    </style:style>
    <style:style style:name="T11" style:family="text">
      <style:text-properties fo:language="el" fo:country="GR" fo:font-weight="bold" officeooo:rsid="002fe800" style:font-weight-asian="bold" style:font-weight-complex="bold"/>
    </style:style>
    <style:style style:name="T12" style:family="text">
      <style:text-properties fo:language="el" fo:country="GR" fo:font-weight="bold" officeooo:rsid="003173a0" style:font-weight-asian="bold" style:font-weight-complex="bold"/>
    </style:style>
    <style:style style:name="T13" style:family="text">
      <style:text-properties fo:language="el" fo:country="GR" fo:font-weight="bold" officeooo:rsid="003189ae" style:font-weight-asian="bold" style:font-weight-complex="bold"/>
    </style:style>
    <style:style style:name="T14" style:family="text">
      <style:text-properties fo:language="el" fo:country="GR" fo:font-weight="bold" officeooo:rsid="0035e52b" style:font-weight-asian="bold" style:font-weight-complex="bold"/>
    </style:style>
    <style:style style:name="T15" style:family="text">
      <style:text-properties fo:language="el" fo:country="GR" fo:font-weight="bold" officeooo:rsid="00376a1a" style:font-weight-asian="bold" style:font-weight-complex="bold"/>
    </style:style>
    <style:style style:name="T16" style:family="text">
      <style:text-properties fo:language="el" fo:country="GR" fo:font-weight="bold" officeooo:rsid="003a3b9a" style:font-weight-asian="bold" style:font-weight-complex="bold"/>
    </style:style>
    <style:style style:name="T17" style:family="text">
      <style:text-properties fo:language="el" fo:country="GR" fo:font-weight="bold" officeooo:rsid="003b8945" style:font-weight-asian="bold" style:font-weight-complex="bold"/>
    </style:style>
    <style:style style:name="T18" style:family="text">
      <style:text-properties fo:language="el" fo:country="GR" fo:font-weight="normal" style:font-weight-asian="normal" style:font-weight-complex="normal"/>
    </style:style>
    <style:style style:name="T19" style:family="text">
      <style:text-properties fo:language="el" fo:country="GR" fo:font-weight="normal" officeooo:rsid="00156735" style:font-weight-asian="normal" style:font-weight-complex="normal"/>
    </style:style>
    <style:style style:name="T20" style:family="text">
      <style:text-properties fo:language="el" fo:country="GR" fo:font-weight="normal" officeooo:rsid="0019721b" style:font-weight-asian="normal" style:font-weight-complex="normal"/>
    </style:style>
    <style:style style:name="T21" style:family="text">
      <style:text-properties fo:language="el" fo:country="GR" fo:font-weight="normal" officeooo:rsid="00131983" style:font-weight-asian="normal" style:font-weight-complex="normal"/>
    </style:style>
    <style:style style:name="T22" style:family="text">
      <style:text-properties fo:language="el" fo:country="GR" fo:font-weight="normal" officeooo:rsid="001a9fda" style:font-weight-asian="normal" style:font-weight-complex="normal"/>
    </style:style>
    <style:style style:name="T23" style:family="text">
      <style:text-properties fo:language="el" fo:country="GR" fo:font-weight="normal" officeooo:rsid="001bff0e" style:font-weight-asian="normal" style:font-weight-complex="normal"/>
    </style:style>
    <style:style style:name="T24" style:family="text">
      <style:text-properties fo:language="el" fo:country="GR" fo:font-weight="normal" officeooo:rsid="001d4655" style:font-weight-asian="normal" style:font-weight-complex="normal"/>
    </style:style>
    <style:style style:name="T25" style:family="text">
      <style:text-properties fo:language="el" fo:country="GR" fo:font-weight="normal" officeooo:rsid="001df9b9" style:font-weight-asian="normal" style:font-weight-complex="normal"/>
    </style:style>
    <style:style style:name="T26" style:family="text">
      <style:text-properties fo:language="el" fo:country="GR" fo:font-weight="normal" officeooo:rsid="001ff44c" style:font-weight-asian="normal" style:font-weight-complex="normal"/>
    </style:style>
    <style:style style:name="T27" style:family="text">
      <style:text-properties fo:language="el" fo:country="GR" fo:font-weight="normal" officeooo:rsid="00225e7d" style:font-weight-asian="normal" style:font-weight-complex="normal"/>
    </style:style>
    <style:style style:name="T28" style:family="text">
      <style:text-properties fo:language="el" fo:country="GR" fo:font-weight="normal" officeooo:rsid="0029bc42" style:font-weight-asian="normal" style:font-weight-complex="normal"/>
    </style:style>
    <style:style style:name="T29" style:family="text">
      <style:text-properties fo:language="el" fo:country="GR" fo:font-weight="normal" officeooo:rsid="002ae846" style:font-weight-asian="normal" style:font-weight-complex="normal"/>
    </style:style>
    <style:style style:name="T30" style:family="text">
      <style:text-properties fo:language="el" fo:country="GR" fo:font-weight="normal" officeooo:rsid="002fe591" style:font-weight-asian="normal" style:font-weight-complex="normal"/>
    </style:style>
    <style:style style:name="T31" style:family="text">
      <style:text-properties fo:language="el" fo:country="GR" fo:font-weight="normal" officeooo:rsid="002fe800" style:font-weight-asian="normal" style:font-weight-complex="normal"/>
    </style:style>
    <style:style style:name="T32" style:family="text">
      <style:text-properties fo:language="el" fo:country="GR" fo:font-weight="normal" officeooo:rsid="003173a0" style:font-weight-asian="normal" style:font-weight-complex="normal"/>
    </style:style>
    <style:style style:name="T33" style:family="text">
      <style:text-properties fo:language="el" fo:country="GR" fo:font-weight="normal" officeooo:rsid="00176c56" style:font-weight-asian="normal" style:font-weight-complex="normal"/>
    </style:style>
    <style:style style:name="T34" style:family="text">
      <style:text-properties fo:language="el" fo:country="GR" fo:font-weight="normal" officeooo:rsid="001883f5" style:font-weight-asian="normal" style:font-weight-complex="normal"/>
    </style:style>
    <style:style style:name="T35" style:family="text">
      <style:text-properties fo:language="el" fo:country="GR" fo:font-weight="normal" officeooo:rsid="003189ae" style:font-weight-asian="normal" style:font-weight-complex="normal"/>
    </style:style>
    <style:style style:name="T36" style:family="text">
      <style:text-properties fo:language="el" fo:country="GR" fo:font-weight="normal" officeooo:rsid="0032d792" style:font-weight-asian="normal" style:font-weight-complex="normal"/>
    </style:style>
    <style:style style:name="T37" style:family="text">
      <style:text-properties fo:language="el" fo:country="GR" fo:font-weight="normal" officeooo:rsid="0035e52b" style:font-weight-asian="normal" style:font-weight-complex="normal"/>
    </style:style>
    <style:style style:name="T38" style:family="text">
      <style:text-properties fo:language="el" fo:country="GR" fo:font-weight="normal" officeooo:rsid="00376a1a" style:font-weight-asian="normal" style:font-weight-complex="normal"/>
    </style:style>
    <style:style style:name="T39" style:family="text">
      <style:text-properties fo:language="el" fo:country="GR" fo:font-weight="normal" officeooo:rsid="0038b4b9" style:font-weight-asian="normal" style:font-weight-complex="normal"/>
    </style:style>
    <style:style style:name="T40" style:family="text">
      <style:text-properties fo:language="el" fo:country="GR" fo:font-weight="normal" officeooo:rsid="003a3b9a" style:font-weight-asian="normal" style:font-weight-complex="normal"/>
    </style:style>
    <style:style style:name="T41" style:family="text">
      <style:text-properties fo:language="el" fo:country="GR" fo:font-weight="normal" officeooo:rsid="003b8945" style:font-weight-asian="normal" style:font-weight-complex="normal"/>
    </style:style>
    <style:style style:name="T42" style:family="text">
      <style:text-properties fo:language="el" fo:country="GR" fo:font-weight="normal" officeooo:rsid="003beda1" style:font-weight-asian="normal" style:font-weight-complex="normal"/>
    </style:style>
    <style:style style:name="T43" style:family="text">
      <style:text-properties fo:language="el" fo:country="GR" fo:font-weight="normal" officeooo:rsid="003c0fcf" style:font-weight-asian="normal" style:font-weight-complex="normal"/>
    </style:style>
    <style:style style:name="T44" style:family="text">
      <style:text-properties fo:language="el" fo:country="GR" officeooo:rsid="00131983"/>
    </style:style>
    <style:style style:name="T45" style:family="text">
      <style:text-properties fo:language="el" fo:country="GR" officeooo:rsid="0019721b"/>
    </style:style>
    <style:style style:name="T46" style:family="text">
      <style:text-properties fo:language="el" fo:country="GR" officeooo:rsid="002ae846"/>
    </style:style>
    <style:style style:name="T47" style:family="text">
      <style:text-properties fo:language="el" fo:country="GR" officeooo:rsid="002fe591"/>
    </style:style>
    <style:style style:name="T48" style:family="text">
      <style:text-properties fo:language="el" fo:country="GR" officeooo:rsid="002fe800"/>
    </style:style>
    <style:style style:name="T49" style:family="text">
      <style:text-properties fo:language="el" fo:country="GR" officeooo:rsid="00376a1a"/>
    </style:style>
    <style:style style:name="T50" style:family="text">
      <style:text-properties fo:language="el" fo:country="GR" officeooo:rsid="0038b4b9"/>
    </style:style>
    <style:style style:name="T51" style:family="text">
      <style:text-properties fo:language="el" fo:country="GR" officeooo:rsid="003a3b9a"/>
    </style:style>
    <style:style style:name="T52" style:family="text">
      <style:text-properties style:font-name="Liberation Sans" fo:font-size="18pt" officeooo:rsid="0014c6a6" style:font-name-asian="Noto Sans CJK SC" style:font-size-asian="18pt" style:font-name-complex="Lohit Devanagari1" style:font-size-complex="18pt"/>
    </style:style>
    <style:style style:name="T53" style:family="text">
      <style:text-properties style:font-name="Liberation Sans" fo:font-size="18pt" fo:font-weight="normal" style:font-name-asian="Noto Sans CJK SC" style:font-size-asian="18pt" style:font-weight-asian="normal" style:font-name-complex="Lohit Devanagari1" style:font-size-complex="18pt" style:font-weight-complex="normal"/>
    </style:style>
    <style:style style:name="T54" style:family="text">
      <style:text-properties style:font-name="Liberation Sans" fo:font-size="18pt" fo:font-weight="normal" officeooo:rsid="0014c6a6" style:font-name-asian="Noto Sans CJK SC" style:font-size-asian="18pt" style:font-weight-asian="normal" style:font-name-complex="Lohit Devanagari1" style:font-size-complex="18pt" style:font-weight-complex="normal"/>
    </style:style>
    <style:style style:name="T55" style:family="text">
      <style:text-properties style:font-name="Liberation Sans" fo:font-size="18pt" fo:font-weight="normal" officeooo:rsid="00156735" style:font-name-asian="Noto Sans CJK SC" style:font-size-asian="18pt" style:font-weight-asian="normal" style:font-name-complex="Lohit Devanagari1" style:font-size-complex="18pt" style:font-weight-complex="normal"/>
    </style:style>
    <style:style style:name="T56" style:family="text">
      <style:text-properties style:font-name="Liberation Sans" fo:font-size="18pt" fo:font-weight="normal" officeooo:rsid="001622bc" style:font-name-asian="Noto Sans CJK SC" style:font-size-asian="18pt" style:font-weight-asian="normal" style:font-name-complex="Lohit Devanagari1" style:font-size-complex="18pt" style:font-weight-complex="normal"/>
    </style:style>
    <style:style style:name="T57" style:family="text">
      <style:text-properties style:font-name="Liberation Sans" fo:font-size="18pt" fo:font-weight="normal" officeooo:rsid="002449a3" style:font-name-asian="Noto Sans CJK SC" style:font-size-asian="18pt" style:font-weight-asian="normal" style:font-name-complex="Lohit Devanagari1" style:font-size-complex="18pt" style:font-weight-complex="normal"/>
    </style:style>
    <style:style style:name="T58" style:family="text">
      <style:text-properties style:font-name="Liberation Sans" fo:font-size="11pt" fo:language="el" fo:country="GR" fo:font-weight="normal" style:font-name-asian="Noto Sans CJK SC" style:font-size-asian="11pt" style:font-weight-asian="normal" style:font-name-complex="Lohit Devanagari1" style:font-size-complex="11pt" style:font-weight-complex="normal"/>
    </style:style>
    <style:style style:name="T59" style:family="text">
      <style:text-properties style:font-name="Liberation Sans" fo:font-size="11pt" fo:language="el" fo:country="GR" fo:font-weight="normal" officeooo:rsid="00156735" style:font-name-asian="Noto Sans CJK SC" style:font-size-asian="11pt" style:font-weight-asian="normal" style:font-name-complex="Lohit Devanagari1" style:font-size-complex="11pt" style:font-weight-complex="normal"/>
    </style:style>
    <style:style style:name="T60" style:family="text">
      <style:text-properties style:font-name="Liberation Sans" fo:font-size="11pt" fo:language="el" fo:country="GR" fo:font-weight="normal" officeooo:rsid="001d4655" style:font-name-asian="Noto Sans CJK SC" style:font-size-asian="11pt" style:font-weight-asian="normal" style:font-name-complex="Lohit Devanagari1" style:font-size-complex="11pt" style:font-weight-complex="normal"/>
    </style:style>
    <style:style style:name="T61" style:family="text">
      <style:text-properties style:font-name="Liberation Sans" fo:font-size="11pt" fo:language="el" fo:country="GR" fo:font-weight="normal" officeooo:rsid="001ff44c" style:font-name-asian="Noto Sans CJK SC" style:font-size-asian="11pt" style:font-weight-asian="normal" style:font-name-complex="Lohit Devanagari1" style:font-size-complex="11pt" style:font-weight-complex="normal"/>
    </style:style>
    <style:style style:name="T62" style:family="text">
      <style:text-properties style:font-name="Liberation Sans" fo:font-size="11pt" fo:language="el" fo:country="GR" fo:font-weight="normal" officeooo:rsid="00213cd2" style:font-name-asian="Noto Sans CJK SC" style:font-size-asian="11pt" style:font-weight-asian="normal" style:font-name-complex="Lohit Devanagari1" style:font-size-complex="11pt" style:font-weight-complex="normal"/>
    </style:style>
    <style:style style:name="T63" style:family="text">
      <style:text-properties style:font-name="Liberation Sans" fo:font-size="11pt" fo:language="el" fo:country="GR" fo:font-weight="normal" officeooo:rsid="0032d792" style:font-name-asian="Noto Sans CJK SC" style:font-size-asian="11pt" style:font-weight-asian="normal" style:font-name-complex="Lohit Devanagari1" style:font-size-complex="11pt" style:font-weight-complex="normal"/>
    </style:style>
    <style:style style:name="T64" style:family="text">
      <style:text-properties officeooo:rsid="0014c6a6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56735" style:font-weight-asian="normal" style:font-weight-complex="normal"/>
    </style:style>
    <style:style style:name="T67" style:family="text">
      <style:text-properties fo:font-weight="normal" officeooo:rsid="0019721b" style:font-weight-asian="normal" style:font-weight-complex="normal"/>
    </style:style>
    <style:style style:name="T68" style:family="text">
      <style:text-properties fo:font-weight="normal" officeooo:rsid="001df9b9" style:font-weight-asian="normal" style:font-weight-complex="normal"/>
    </style:style>
    <style:style style:name="T69" style:family="text">
      <style:text-properties fo:font-weight="normal" officeooo:rsid="001ff44c" style:font-weight-asian="normal" style:font-weight-complex="normal"/>
    </style:style>
    <style:style style:name="T70" style:family="text">
      <style:text-properties fo:font-weight="normal" officeooo:rsid="00225e7d" style:font-weight-asian="normal" style:font-weight-complex="normal"/>
    </style:style>
    <style:style style:name="T71" style:family="text">
      <style:text-properties officeooo:rsid="0019721b"/>
    </style:style>
    <style:style style:name="T72" style:family="text">
      <style:text-properties officeooo:rsid="001a9fda"/>
    </style:style>
    <style:style style:name="T73" style:family="text">
      <style:text-properties officeooo:rsid="001bff0e"/>
    </style:style>
    <style:style style:name="T74" style:family="text">
      <style:text-properties officeooo:rsid="001df9b9"/>
    </style:style>
    <style:style style:name="T75" style:family="text">
      <style:text-properties officeooo:rsid="001ff44c"/>
    </style:style>
    <style:style style:name="T76" style:family="text">
      <style:text-properties officeooo:rsid="00225e7d"/>
    </style:style>
    <style:style style:name="T77" style:family="text">
      <style:text-properties officeooo:rsid="002fe800"/>
    </style:style>
    <style:style style:name="T78" style:family="text">
      <style:text-properties officeooo:rsid="003189ae"/>
    </style:style>
    <style:style style:name="T79" style:family="text">
      <style:text-properties officeooo:rsid="0032d792"/>
    </style:style>
    <style:style style:name="T80" style:family="text">
      <style:text-properties officeooo:rsid="003408d7"/>
    </style:style>
    <style:style style:name="T81" style:family="text">
      <style:text-properties officeooo:rsid="0035acf5"/>
    </style:style>
    <style:style style:name="T82" style:family="text">
      <style:text-properties officeooo:rsid="0035e52b"/>
    </style:style>
    <style:style style:name="T83" style:family="text">
      <style:text-properties officeooo:rsid="00376a1a"/>
    </style:style>
    <style:style style:name="T84" style:family="text">
      <style:text-properties officeooo:rsid="003b8945"/>
    </style:style>
    <style:style style:name="T85" style:family="text">
      <style:text-properties officeooo:rsid="003beda1"/>
    </style:style>
    <style:style style:name="T86" style:family="text">
      <style:text-properties officeooo:rsid="003cfb2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USE CASES</text:p>
      <text:p text:style-name="P1">ΠΕΡΙΠΤΩΣΗ ΧΡΗΣΗΣ 1: <text:span text:style-name="T64">Επερξεργασ</text:span><text:span text:style-name="T52">ία συγκεκριμένου δωματίου</text:span></text:p>
      <text:h text:style-name="P36" text:outline-level="2">ΒΑΣΙΚΗ ΡΟΗ: </text:h>
      <text:list xml:id="list2194545421" text:style-name="L1">
        <text:list-item>
          <text:p text:style-name="P56"><text:span text:style-name="T2">Ο χρήστης επιλέγει ,από την </text:span><text:span text:style-name="T10">λιστα των πλάνων, του </text:span><text:span text:style-name="T4">το δωμάτιο το οποίο θέλει να επερξεργαστεί.</text:span></text:p>
        </text:list-item>
        <text:list-item>
          <text:p text:style-name="P57">Το συστημα εμφανιζει μία 2D κάτοψη του δωματίου ό<text:span text:style-name="T80">π</text:span><text:span text:style-name="T82">o</text:span><text:span text:style-name="T80">υ δεν μπορεί να επεξεργαστεί, αλλά μόνο να δεί</text:span>.</text:p>
        </text:list-item>
        <text:list-item>
          <text:p text:style-name="P58">Ο χρήστης επιλέγει το μενού πάνω αριστερά </text:p>
        </text:list-item>
        <text:list-item>
          <text:p text:style-name="P59">Από το μενού επιλέγει το “επεξεργασία δωματίου”</text:p>
        </text:list-item>
        <text:list-item>
          <text:p text:style-name="P60">Εμφανίζεται στην οθόνη η ίδια 2D κάτοψη του δωματίου , αλλά τώρα θα μπορεί ο χρήστης να επεξεργαστεί το δωμάτιο. <text:span text:style-name="T81">Στο μενού </text:span><text:span text:style-name="T85">θα </text:span><text:span text:style-name="T81">έχει τις λειτουργίες “Προσθήκη επίπλων” , “Clear all”, “Select” , “Save” και με αυτά τα κουμπιά θα αλλάζει την σύσ</text:span><text:span text:style-name="T82">τ</text:span><text:span text:style-name="T81">αση του δωματίου όπως θέλει.</text:span></text:p>
        </text:list-item>
        <text:list-item>
          <text:p text:style-name="P61">Ο χρήστης έχει τελειώσει με την επεξεργασία του δωματίου οπότε πατάει “Save”</text:p>
        </text:list-item>
      </text:list>
      <text:h text:style-name="P37" text:outline-level="2"><text:span text:style-name="T64">ΕΝΑΛΛΑΚΤΙΚΗ ΡΟΗ 1</text:span>: </text:h>
      <text:p text:style-name="P28"><text:span text:style-name="T3">1.</text:span><text:span text:style-name="T2">α.1 </text:span><text:span text:style-name="T18"><text:tab/></text:span><text:span text:style-name="T28">Ο χρήστης δημιουργεί ένα δωμάτιο </text:span></text:p>
      <text:p text:style-name="P77"><text:span text:style-name="T18">1.α.2 <text:s text:c="2"/>Μόλις δημιουργηθεί το δωμάτιο </text:span><text:span text:style-name="T29">μεταφέρετε ο χρήστης αυτόματα στην οθόνη επεξεργασίας του δωματίου.</text:span></text:p>
      <text:p text:style-name="P78"><text:span text:style-name="T29">1.</text:span><text:span text:style-name="T18">α.3 <text:s/></text:span><text:span text:style-name="T37">Η περίπτωση χρήσης συνεχίζεται από το βήμα 5 της βασικής ροής</text:span></text:p>
      <text:h text:style-name="P52" text:outline-level="2"><text:span text:style-name="T64">ΕΝΑΛΛΑΚΤΙΚΗ ΡΟΗ 1</text:span>: </text:h>
      <text:p text:style-name="P79"><text:span text:style-name="T14">5</text:span><text:span text:style-name="T3">.</text:span><text:span text:style-name="T2">α.1 </text:span><text:span text:style-name="T18"><text:tab/></text:span><text:span text:style-name="T37">Ο χρήστης πατάει το πλήκτρο του κινητού του “← ” </text:span></text:p>
      <text:p text:style-name="P82"><text:span text:style-name="T18">5.α.2<text:tab/>Εφόσον δεν έχει κάνει καμία αλλαγή στο δωμάτιο γυρνάει στην οθόνη εμφάνισης του χώρου του δωματίου όπου δεν επιτρέπεται η επεξεργασία</text:span></text:p>
      <text:h text:style-name="P52" text:outline-level="2"><text:span text:style-name="T64">ΕΝΑΛΛΑΚΤΙΚΗ ΡΟΗ </text:span><text:span text:style-name="T83">2</text:span>: </text:h>
      <text:p text:style-name="P79"><text:span text:style-name="T14">5</text:span><text:span text:style-name="T3">.</text:span><text:span text:style-name="T14">β</text:span><text:span text:style-name="T2">.1 </text:span><text:span text:style-name="T18"><text:tab/></text:span><text:span text:style-name="T37">Ο χρήστης πατάει το πλήκτρο του κινητού του “← ” ενώ έχει κάνει τροποποιήσεις στο δωμάτιο.</text:span></text:p>
      <text:p text:style-name="P82"><text:span text:style-name="T18">5.β.2<text:tab/>Εμφανίζεται ένα παράθυρο </text:span><text:span text:style-name="T38">που τον προειδοποιεί ότι όλες οι αλλαγές του θα χαθούν με αυτή την κίνηση και θα μπορεί να απαντήσει με “Discard Changes”, “Cancel”, “Save”.</text:span></text:p>
      <text:p text:style-name="P83"><text:span text:style-name="T18">5.β.3<text:tab/>Συνεχίζουμε με το βήμα 6 της βασικής ροής </text:span></text:p>
      <text:p text:style-name="P83"/>
      <text:h text:style-name="P53" text:outline-level="2"><text:soft-page-break/><text:span text:style-name="T64">ΕΝΑΛΛΑΚΤΙΚΗ ΡΟΗ </text:span><text:span text:style-name="T83">3</text:span>: </text:h>
      <text:p text:style-name="P80"><text:span text:style-name="T14">5</text:span><text:span text:style-name="T3">.</text:span><text:span text:style-name="T14">β</text:span><text:span text:style-name="T2">.</text:span><text:span text:style-name="T15">3.i <text:s text:c="4"/></text:span><text:span text:style-name="T38">Ο χρήστης απαντάει με “Cancel”</text:span><text:span text:style-name="T18"><text:tab/></text:span></text:p>
      <text:p text:style-name="P83"><text:span text:style-name="T18">5.β.3.ii <text:s text:c="2"/>Συνεχίζουμε με το βήμα 5 της βασικής ροής</text:span></text:p>
      <text:h text:style-name="P53" text:outline-level="2"><text:span text:style-name="T64">ΕΝΑΛΛΑΚΤΙΚΗ ΡΟΗ </text:span><text:span text:style-name="T83">3</text:span>: </text:h>
      <text:p text:style-name="P80"><text:span text:style-name="T14">5</text:span><text:span text:style-name="T3">.</text:span><text:span text:style-name="T14">β</text:span><text:span text:style-name="T2">.</text:span><text:span text:style-name="T15">3.i <text:s text:c="4"/></text:span><text:span text:style-name="T38">Ο χρήστης απαντάει με “Discard Changes”</text:span><text:span text:style-name="T18"><text:tab/></text:span></text:p>
      <text:p text:style-name="P83"><text:span text:style-name="T18">5.β.3.ii <text:s text:c="2"/>Ο χρήστης φεύγει από το περιβάλλον επερξεργασίας δωματίου.</text:span></text:p>
      <text:p text:style-name="P83"><text:span text:style-name="T18"><text:s/></text:span></text:p>
      <text:p text:style-name="P4"><text:span text:style-name="T65">ΠΕΡΙΠΤΩΣΗ ΧΡΗΣΗΣ : </text:span><text:span text:style-name="T57">Μετακίνηση Επίπλων</text:span></text:p>
      <text:h text:style-name="P38" text:outline-level="2">ΒΑΣΙΚΗ ΡΟΗ:</text:h>
      <text:list xml:id="list3629621226" text:style-name="L2">
        <text:list-item>
          <text:p text:style-name="P66"><text:span text:style-name="T44">Ο </text:span><text:span text:style-name="T1">χρήστης <text:s/>“</text:span><text:span text:style-name="T47">πατάει</text:span><text:span text:style-name="T1">” </text:span><text:span text:style-name="T48">για λί</text:span><text:span text:style-name="T49">γ</text:span><text:span text:style-name="T48">α δευτερόλεπτα </text:span><text:span text:style-name="T46">το έπιπλο όπου θέλει να μετακινήσει </text:span><text:span text:style-name="T47">για να το επιλέξει</text:span></text:p>
        </text:list-item>
        <text:list-item>
          <text:p text:style-name="P66"><text:span text:style-name="T47">Κρατώντας το πατημένο το “σέρνει”</text:span><text:span text:style-name="T46"> </text:span><text:span text:style-name="T45">μέσα στο σχέδιο του δωματίου στο σημείο όπου θέλει</text:span></text:p>
        </text:list-item>
        <text:list-item>
          <text:p text:style-name="P67"><text:span text:style-name="T45">Α</text:span><text:span text:style-name="T1">φήνει το επιπλο στην θέση αυτη και </text:span><text:span text:style-name="T48">πατάει το “τικ” για να τοποθετηθεί το αντικέιμενο σε εκεινη την θέση </text:span><text:span text:style-name="T50">και παράλληλα το σύστημα ελέγχει αν αυτή η θέση είναι διαθέσιμη ανάλογα και με τον τύπο και το ύψος του αντικειμένου.</text:span></text:p>
        </text:list-item>
        <text:list-item>
          <text:p text:style-name="P68"><text:span text:style-name="T51">Δ</text:span><text:span text:style-name="T1">εν κάλυπτε το έπιπλο κάποιο παραθυρο, πόρτα και πρίζα. </text:span><text:span text:style-name="T51">Υ</text:span><text:span text:style-name="T1">πήρχε αρκετός χώρος να τοποθετηθεί </text:span><text:span text:style-name="T51">και δεν υπήρχε κάποιο άλλο έπιπλο σε αυτή την θέση όπου δεν θα μπορούσε να τοποθετηθεί το έπιπλο από πάνω του. Άρα η θέση ήταν διαθέσιμη και το έπιπλο τοποθετήθηκε.</text:span></text:p>
        </text:list-item>
        <text:list-item>
          <text:p text:style-name="P69"><text:span text:style-name="T51">Ε</text:span><text:span text:style-name="T1">μφανίζεται ο χώρος με την αναδιαμόρφωση που έγινε</text:span></text:p>
        </text:list-item>
      </text:list>
      <text:h text:style-name="P40" text:outline-level="2"><text:span text:style-name="T64">ΕΝΑΛΛΑΚΤΙΚΗ ΡΟΗ </text:span><text:span text:style-name="T77">1</text:span>: </text:h>
      <text:p text:style-name="P29"><text:span text:style-name="T16">4</text:span><text:span text:style-name="T3">.</text:span><text:span text:style-name="T2">α.1 </text:span><text:span text:style-name="T18"><text:tab/>Ο χρήστης </text:span><text:span text:style-name="T23">προσπαθ</text:span><text:span text:style-name="T40">ησε</text:span><text:span text:style-name="T23"> να </text:span><text:span text:style-name="T30">αφήσει</text:span><text:span text:style-name="T23"> </text:span><text:span text:style-name="T30">το</text:span><text:span text:style-name="T23"> αντικείμενο σε μια “γκριζα ζώνη”. </text:span><text:span text:style-name="T40">Με άλλα λόγια</text:span><text:span text:style-name="T23"> σε ένα σημείο του δωματίου που δεν γίνεται να τοποθετηθεί το επιπλο είτε επειδή υπάρχει μία πόρτα, μια πριζα, είτε είναι μικρός ο χώρος </text:span><text:span text:style-name="T39">και δεν χωράει το έπιπλο </text:span><text:span text:style-name="T30">κλπ. </text:span><text:span text:style-name="T40">Οπότε μετά από τον έλεγχο η θέση κρίθηκε μη-διαθέσιμη </text:span></text:p>
      <text:p text:style-name="P29"><text:span text:style-name="T40">4</text:span><text:span text:style-name="T18">.α.2. </text:span><text:span text:style-name="T23">Η εφαρμογή εμφανίζει ένα μύνημα λάθους ό</text:span><text:span text:style-name="T42">που ενημερώνει τον χρήστη γιατί δεν είναι διαθέσιμη η περιοχή</text:span><text:span text:style-name="T23"> και τοποθετεί το επιπλο αυτόματα στο αμέσως πιο κοντινό διαθέσιμο σημείο</text:span></text:p>
      <text:p text:style-name="P84"><text:span text:style-name="T40">4</text:span><text:span text:style-name="T23">.</text:span><text:span text:style-name="T18">α.3 Συνεχίζουμε την περιπτωση χρήσης με το βήμα </text:span><text:span text:style-name="T42">5</text:span><text:span text:style-name="T18"> της βασικής ροής</text:span></text:p>
      <text:h text:style-name="P54" text:outline-level="2"><text:span text:style-name="T64">ΕΝΑΛΛΑΚΤΙΚΗ ΡΟΗ </text:span><text:span text:style-name="T84">2</text:span>: </text:h>
      <text:p text:style-name="P81"><text:span text:style-name="T17">2.</text:span><text:span text:style-name="T2">α.1 </text:span><text:span text:style-name="T41">Ο χρήστης “σέρνει “ κρατώντας πατημένο το αντικείμενο έξω από τον χώρο του δωματίου και το αφήνει εκεί</text:span><text:span text:style-name="T18"><text:tab/></text:span><text:span text:style-name="T40"> </text:span></text:p>
      <text:p text:style-name="P85"><text:span text:style-name="T23">2.</text:span><text:span text:style-name="T18">α.2 Δεν αλλάζει τίποτα στην αναδιαμόρφωση του χώρου. Το έπιπλο επιστρέφει αυτόματα στην θέση όπου ήταν </text:span><text:span text:style-name="T42">και ταυτόχρονα (για λίγα δευτερόλεπτα) εμφανίζεται ένα μύνημα λάθους που </text:span><text:soft-page-break/><text:span text:style-name="T42">ενημερώνει τον χρήστη πως προσπαθεί να τοποθετήσει ένα έπιπλο έξω από τα περίχωρα του δωματίου.</text:span></text:p>
      <text:h text:style-name="P41" text:outline-level="2"><text:span text:style-name="T64">ΕΝΑΛΛΑΚΤΙΚΗ ΡΟΗ </text:span><text:span text:style-name="T85">3</text:span>: </text:h>
      <text:p text:style-name="P30"><text:span text:style-name="T11">1</text:span><text:span text:style-name="T3">.</text:span><text:span text:style-name="T2">α.1 </text:span><text:span text:style-name="T18"><text:tab/>Ο χρήστης </text:span><text:span text:style-name="T31">π</text:span><text:span text:style-name="T43">ηγαίνει πάνω αριστερά στην οθόνη και ανοίγει το μενού , από όπου επιλέγει το “select” </text:span><text:span text:style-name="T31"><text:s/></text:span></text:p>
      <text:p text:style-name="P31"><text:span text:style-name="T31">1.</text:span><text:span text:style-name="T23">α.2. </text:span><text:span text:style-name="T31">Επιλέγει το έπιπλο που θέλει να μετακινήσει</text:span></text:p>
      <text:p text:style-name="P31"><text:span text:style-name="T31">1.α.3. </text:span><text:span text:style-name="T23"><text:s/></text:span><text:span text:style-name="T31">Συνεχίζουμε την περιπτωση χρήσης με το βήμα 2 της βασικής ροής</text:span></text:p>
      <text:h text:style-name="P42" text:outline-level="2"><text:span text:style-name="T64">ΕΝΑΛΛΑΚΤΙΚΗ ΡΟΗ </text:span><text:span text:style-name="T86">4</text:span>: </text:h>
      <text:p text:style-name="P31"><text:span text:style-name="T12">2</text:span><text:span text:style-name="T3">.</text:span><text:span text:style-name="T2">α.1 </text:span><text:span text:style-name="T18"><text:tab/>Ο </text:span><text:span text:style-name="T32">χρήστης πατάει ένα σημείο του χώρου όπου θέλει να μετακινηθεί το έπιπλο</text:span><text:span text:style-name="T31"> </text:span></text:p>
      <text:p text:style-name="P31"><text:span text:style-name="T32">2</text:span><text:span text:style-name="T31">.</text:span><text:span text:style-name="T23">α.2 </text:span><text:span text:style-name="T32">Το επιλεγμένο έπιπλο μεταφέρεται αυτόματα στο σημείο του χώρου</text:span></text:p>
      <text:p text:style-name="P31"><text:span text:style-name="T32">2</text:span><text:span text:style-name="T31">.α.3. </text:span><text:span text:style-name="T23"><text:s/></text:span><text:span text:style-name="T31">Συνεχίζουμε την περιπτωση χρήσης με το βήμα </text:span><text:span text:style-name="T32">3</text:span><text:span text:style-name="T31"> της βασικής ροής</text:span></text:p>
      <text:h text:style-name="P43" text:outline-level="2"><text:span text:style-name="T64">ΕΝΑΛΛΑΚΤΙΚΗ ΡΟΗ </text:span><text:span text:style-name="T86">5</text:span>: </text:h>
      <text:p text:style-name="P32"><text:span text:style-name="T13">4</text:span><text:span text:style-name="T3">.</text:span><text:span text:style-name="T2">α.1 </text:span><text:span text:style-name="T35">Ο χρήστης δεν είναι ευχαριστημένος με την νέα σύνθεση, οπότε πατάει “αναίρεση”</text:span></text:p>
      <text:p text:style-name="P35"><text:span text:style-name="T18">4.α.2 Εμφανίζεται η παλια συνθεση</text:span></text:p>
      <text:p text:style-name="P62"/>
      <text:p text:style-name="P2"><text:span text:style-name="T65">ΠΕΡΙΠΤΩΣΗ ΧΡΗΣΗΣ </text:span><text:span text:style-name="T66">2</text:span><text:span text:style-name="T65">: </text:span><text:span text:style-name="T55">Προσθήκη επιπλων</text:span></text:p>
      <text:h text:style-name="P39" text:outline-level="2">ΒΑΣΙΚΗ ΡΟΗ:</text:h>
      <text:list xml:id="list2086004447" text:style-name="L3">
        <text:list-item>
          <text:p text:style-name="P70"><text:span text:style-name="T21">Ο </text:span><text:span text:style-name="T33">χρήστης </text:span><text:span text:style-name="T34">ψάχνει το έπιπλο που θέλει στα προτεινόμενα έπιπλα που υπάρχουν στο κάτω μέρος της οθόνης.</text:span></text:p>
        </text:list-item>
        <text:list-item>
          <text:p text:style-name="P70"><text:span text:style-name="T34">Ο χρήστης επιλέγει το έπιπλο που ήθελε </text:span><text:span text:style-name="T20">και το </text:span><text:span text:style-name="T32">μετακινεί μέσα στον χώρο</text:span></text:p>
        </text:list-item>
      </text:list>
      <text:h text:style-name="P44" text:outline-level="2"><text:span text:style-name="T64">ΕΝΑΛΛΑΚΤΙΚΗ ΡΟΗ 1</text:span>: </text:h>
      <text:p text:style-name="P19"><text:span text:style-name="T3">1.</text:span><text:span text:style-name="T2">α.1 <text:s/></text:span><text:span text:style-name="T18">Ο χρήστης δεν </text:span><text:span text:style-name="T20">βρίσκει το έπιπλο που θα ήθελε να προσθέσει</text:span></text:p>
      <text:p text:style-name="P13">1.α.2 <text:s/>Ο χρήστης επιλέγει ένα παρόμοιο έπιπλο <text:s/><text:span text:style-name="T79">(και </text:span>Επικοινωνεί με το costumer support ότι υπάρχει έλλειψη σε αυτό το έπιπλο?<text:span text:style-name="T79">)</text:span></text:p>
      <text:h text:style-name="P44" text:outline-level="2"><text:span text:style-name="T64">ΕΝΑΛΛΑΚΤΙΚΗ ΡΟΗ </text:span><text:span text:style-name="T71">2</text:span>: </text:h>
      <text:p text:style-name="P19"><text:span text:style-name="T3">1.</text:span><text:span text:style-name="T5">β</text:span><text:span text:style-name="T2">.1 </text:span><text:span text:style-name="T18"><text:tab/>Ο </text:span><text:span text:style-name="T22">χρήστης επιλέγει πολλά έπιπλα που θέλει να προσθέσει στον χώρο </text:span></text:p>
      <text:p text:style-name="P20"><text:span text:style-name="T21">1.</text:span><text:span text:style-name="T22">β</text:span><text:span text:style-name="T21">.2. </text:span><text:span text:style-name="T22">Μόλις τελειώσει με την επιλογή πατάει ένα κουμπί “</text:span><text:span text:style-name="T36">done</text:span><text:span text:style-name="T22">”</text:span></text:p>
      <text:p text:style-name="P15">1.β.3 Δημιουργείτε ένα iventory με τα αντικείμενα που επέλεξε και τα τοποθετεί ένα – ένα μέσα στο δωμάτιο</text:p>
      <text:h text:style-name="P45" text:outline-level="2"><text:soft-page-break/><text:span text:style-name="T64">ΕΝΑΛΛΑΚΤΙΚΗ ΡΟΗ </text:span><text:span text:style-name="T72">3</text:span>: </text:h>
      <text:p text:style-name="P22"><text:span text:style-name="T3">1.</text:span><text:span text:style-name="T5">γ</text:span><text:span text:style-name="T2">.1 </text:span><text:span text:style-name="T18"><text:tab/>Ο χρήστης </text:span><text:span text:style-name="T22">επιλέγει ένα έπιπλο, αλλά δεν το θέλει στις default διαστάστεις </text:span></text:p>
      <text:p text:style-name="P63">1.γ.2 Επιλέγει την επερξεργασία του επίπλου</text:p>
      <text:p text:style-name="P21"><text:span text:style-name="T18">1.</text:span><text:span text:style-name="T22">γ</text:span><text:span text:style-name="T18">.2. </text:span><text:span text:style-name="T22">Η περίπτωση χρήσης συνεχίζεται στο βήμα 2</text:span></text:p>
      <text:p text:style-name="P15"/>
      <text:p text:style-name="P34">ΠΕΡΙΠΤΩΣΗ ΧΡΗΣΗΣ 3: Αφαίρεση επιπλων</text:p>
      <text:h text:style-name="P46" text:outline-level="2"><text:span text:style-name="T73">ΒΑΣΙΚΗ ΡΟΗ</text:span>: </text:h>
      <text:list xml:id="list1375153534" text:style-name="L4">
        <text:list-item>
          <text:p text:style-name="P71"><text:span text:style-name="T19">Ο χρήστης </text:span><text:span text:style-name="T23">επιλέγει ένα κουμπί “clear </text:span><text:span text:style-name="T24">all</text:span><text:span text:style-name="T23">” </text:span><text:span text:style-name="T36">όπου επιλέγονται προς αφαίρεση όλα τα έπιπλα</text:span></text:p>
        </text:list-item>
        <text:list-item>
          <text:p text:style-name="P72"><text:span text:style-name="T18">Εμφανίζεται ένα μύνημα διευκρίνησης , αν ο χρήστης είναι σίγουρος ότι θέλει να αφαιρέσει </text:span><text:span text:style-name="T24">τα επιλεγμένα</text:span><text:span text:style-name="T18"> έπιπλα</text:span></text:p>
        </text:list-item>
        <text:list-item>
          <text:p text:style-name="P64">Ο χρήστης πατάει “ναι”</text:p>
        </text:list-item>
        <text:list-item>
          <text:p text:style-name="P72"><text:span text:style-name="T59">Ε</text:span><text:span text:style-name="T58">μφανίζεται στην οθόνη του χρήστη ένα δωμάτιο </text:span><text:span text:style-name="T60">χωρίς τα έπιπλα</text:span></text:p>
        </text:list-item>
      </text:list>
      <text:h text:style-name="P47" text:outline-level="2"><text:span text:style-name="T64">ΕΝΑΛΛΑΚΤΙΚΗ ΡΟΗ 1</text:span>: <text:s/></text:h>
      <text:p text:style-name="P23"><text:span text:style-name="T3">1.</text:span><text:span text:style-name="T2">α.1 </text:span><text:span text:style-name="T18"><text:tab/>Ο χρήστης </text:span><text:span text:style-name="T24">επιλέγει το κουμπι select <text:s/>και επιλέγει τα αντικείμενα που θέλει να αφαιρέσει (από 1 και πανω)</text:span></text:p>
      <text:p text:style-name="P5"><text:span text:style-name="T67">1.α.2. </text:span><text:span text:style-name="T65">Στην συνέχεια πατάει το κουμπί του κάδου αποριμμάτων </text:span></text:p>
      <text:p text:style-name="P16">1.α.3 Η περίπτωση χρήσης συνεχίζεται στο βήμα 2</text:p>
      <text:h text:style-name="P47" text:outline-level="2"><text:span text:style-name="T64">ΕΝΑΛΛΑΚΤΙΚΗ ΡΟΗ </text:span><text:span text:style-name="T74">2</text:span>: </text:h>
      <text:p text:style-name="P23"><text:span text:style-name="T3">1.</text:span><text:span text:style-name="T7">β</text:span><text:span text:style-name="T2">.1 </text:span><text:span text:style-name="T18"><text:tab/>Ο χρήστης </text:span><text:span text:style-name="T24">επιλέγει </text:span><text:span text:style-name="T25">εικονίδιο του κάδου απορριμάτων , ενώ δεν έχει επιλέ</text:span><text:span text:style-name="T36">ξ</text:span><text:span text:style-name="T25">ει κανένα αντικείμενο για αφαίρεση </text:span></text:p>
      <text:p text:style-name="P5"><text:span text:style-name="T67">1.</text:span><text:span text:style-name="T68">β</text:span><text:span text:style-name="T67">.2. </text:span><text:span text:style-name="T68">Εμφανίζεται στην κύρια οθόνη του χρήστη ένα μύνημα λάθους , ότι δεν έχει επιλέξει κανένα αντικέιμενο για αφαιρεση </text:span></text:p>
      <text:p text:style-name="P17"><text:span text:style-name="T74">1.</text:span><text:span text:style-name="T79">β</text:span><text:span text:style-name="T74">.3 </text:span><text:span text:style-name="T79">Εμφανίζεται το δωμάτιο χωρίς καμία αλλαγή</text:span></text:p>
      <text:h text:style-name="P48" text:outline-level="2"><text:span text:style-name="T64">ΕΝΑΛΛΑΚΤΙΚΗ ΡΟΗ </text:span><text:span text:style-name="T74">3</text:span>: </text:h>
      <text:p text:style-name="P24"><text:span text:style-name="T3">1.</text:span><text:span text:style-name="T7">γ</text:span><text:span text:style-name="T2">.1 </text:span><text:span text:style-name="T18"><text:tab/></text:span><text:span text:style-name="T25">Ο χρήστης επιλέγει ένα αντικείμενο που θέλει να αφαιρέσει και το σέρνει στον κάδο</text:span></text:p>
      <text:p text:style-name="P9"><text:span text:style-name="T67">1.</text:span><text:span text:style-name="T65">γ</text:span><text:span text:style-name="T67">.2. </text:span><text:span text:style-name="T65">Συνεχιζουμε με το βήμα 2 της βασικής ροής</text:span></text:p>
      <text:h text:style-name="P48" text:outline-level="2"><text:span text:style-name="T64">ΕΝΑΛΛΑΚΤΙΚΗ ΡΟΗ </text:span><text:span text:style-name="T74">4</text:span>: </text:h>
      <text:p text:style-name="P24"><text:span text:style-name="T7">3</text:span><text:span text:style-name="T3">.</text:span><text:span text:style-name="T2">α.1 </text:span><text:span text:style-name="T18"><text:tab/>Ο χρήστης δεν </text:span><text:span text:style-name="T25">θέλει να αφαιρέσει όλα τα επιλεγμένα αντικείμενα όποτε επιλέγει “άκυρο”</text:span></text:p>
      <text:p text:style-name="P9"><text:span text:style-name="T65">3</text:span><text:span text:style-name="T67">.α.2. </text:span><text:span text:style-name="T65">Ακυρώνεται η διαδικασία αφαιρεσης επίπλων και το δωμάτιο εμφανίζεται αμεταβλητο.</text:span></text:p>
      <text:p text:style-name="P14"/>
      <text:p text:style-name="P2"><text:soft-page-break/><text:span text:style-name="T55">ΠΕΡΙΠΤΩΣΗ ΧΡΗΣΗΣ 4: </text:span><text:span text:style-name="T54">Επερξεργασία </text:span><text:span text:style-name="T55">επιπλων</text:span></text:p>
      <text:h text:style-name="P55" text:outline-level="2"><text:span text:style-name="T6">ΒΑΣΙΚΗ ΡΟΗ</text:span><text:span text:style-name="T3">: </text:span></text:h>
      <text:list xml:id="list2977390724" text:style-name="L5">
        <text:list-item>
          <text:p text:style-name="P73"><text:span text:style-name="T60">Ο </text:span><text:span text:style-name="T58">χρήστης </text:span><text:span text:style-name="T63">πατάει “select” για να επιλέξει</text:span><text:span text:style-name="T58"> ένα αντικείμενο που θέλει να επεξεργαστεί </text:span></text:p>
        </text:list-item>
        <text:list-item>
          <text:p text:style-name="P75">Κάνει κλικ στην επιλογή “edit”</text:p>
        </text:list-item>
        <text:list-item>
          <text:p text:style-name="P76">Μεταφερόμαστε σε μια νέα οθόνη όπου φαίνεται το αντικείμενο προς επερξεργασία και διαφορα πεδία για την επερξεργασία του.</text:p>
        </text:list-item>
        <text:list-item>
          <text:p text:style-name="P73"><text:span text:style-name="T58">Ο χρήστης επεξεργαζεται τα πεδία (υψος, πλάτος ,μήκος ,χρώμα) </text:span><text:span text:style-name="T61">που θέλει </text:span><text:span text:style-name="T58">και φαίνονται αυτόματα οι αλλαγές που κάνει στο επιπλο στην οθόνη</text:span></text:p>
        </text:list-item>
        <text:list-item>
          <text:p text:style-name="P74"><text:span text:style-name="T62">Αφου </text:span><text:span text:style-name="T58">είναι ευχαριστημένος με το αποτέλεσμα επιλέγει “αποθήκευση” </text:span></text:p>
        </text:list-item>
        <text:list-item>
          <text:p text:style-name="P74"><text:span text:style-name="T62">Ε</text:span><text:span text:style-name="T58">πιστρέφεται στον χώρο του δωματίου </text:span><text:span text:style-name="T61">με το επερξεργασμένο έπιπλό</text:span></text:p>
        </text:list-item>
      </text:list>
      <text:h text:style-name="P49" text:outline-level="2"><text:span text:style-name="T64">ΕΝΑΛΛΑΚΤΙΚΗ ΡΟΗ 1</text:span>: <text:s/></text:h>
      <text:p text:style-name="P25"><text:span text:style-name="T8">3</text:span><text:span text:style-name="T3">.</text:span><text:span text:style-name="T2">α.1 </text:span><text:span text:style-name="T18"><text:tab/></text:span><text:span text:style-name="T26">Ο χρήστης πατάει το κουμπί ”←” για να επιστεψει πίσω καθώς πατησε καταλάθως το “edit”</text:span></text:p>
      <text:p text:style-name="P6"><text:span text:style-name="T69">3</text:span><text:span text:style-name="T67">.α.2. </text:span><text:span text:style-name="T69">Επιστεφεται στον αμεταβλητο χώρο δωματίου </text:span><text:span text:style-name="T70">(χωρις προειδοποιητικό μύνημα αφού δεν έχει επερξεργαστεί κανένα πεδίο)</text:span></text:p>
      <text:h text:style-name="P50" text:outline-level="2"><text:span text:style-name="T64">ΕΝΑΛΛΑΚΤΙΚΗ ΡΟΗ </text:span><text:span text:style-name="T75">2</text:span>: <text:s/></text:h>
      <text:p text:style-name="P26"><text:span text:style-name="T8">4</text:span><text:span text:style-name="T3">.</text:span><text:span text:style-name="T2">α.1 </text:span><text:span text:style-name="T18"><text:tab/></text:span><text:span text:style-name="T26">Ο χρήστης πατάει το κουμπί ”←” για να επιστεψει πίσω χωρίς να έχει γίνει η αποθήκευση των αλλάγών του.</text:span></text:p>
      <text:p text:style-name="P7"><text:span text:style-name="T69">4</text:span><text:span text:style-name="T67">.α.2. </text:span><text:span text:style-name="T69">Εμφανίζεται ένα μυνημα για το εαν θέλει να αποθηκευσει της αλλαγές.</text:span></text:p>
      <text:p text:style-name="P10"><text:span text:style-name="T69">4.</text:span><text:span text:style-name="T65">α.3 <text:s/></text:span><text:span text:style-name="T70">συνεχίζει το 4 κανονικά</text:span></text:p>
      <text:h text:style-name="P51" text:outline-level="2"><text:span text:style-name="T64">ΕΝΑΛΛΑΚΤΙΚΗ ΡΟΗ </text:span><text:span text:style-name="T76">3</text:span>: <text:s/></text:h>
      <text:p text:style-name="P27"><text:span text:style-name="T8"><text:s/>4</text:span><text:span text:style-name="T3">.</text:span><text:span text:style-name="T9">β</text:span><text:span text:style-name="T2">.1 </text:span><text:span text:style-name="T18"><text:tab/></text:span><text:span text:style-name="T26">Ο χρήστης πατάει το κουμπί ”←” για να επιστεψει πίσω χωρίς να έχει γίνει η αποθήκευση των αλλάγών του.</text:span></text:p>
      <text:p text:style-name="P8"><text:span text:style-name="T69">4</text:span><text:span text:style-name="T67">.</text:span><text:span text:style-name="T70">β</text:span><text:span text:style-name="T67">.2. </text:span><text:span text:style-name="T69">Εμφανίζεται ένα μυνημα για το εαν θέλει να αποθηκευσει της αλλαγές.</text:span></text:p>
      <text:p text:style-name="P11"><text:span text:style-name="T69">4.</text:span><text:span text:style-name="T70">β</text:span><text:span text:style-name="T65">.3 </text:span><text:span text:style-name="T70">Ο χρήστης θέλει να συνεχίσει να επεξεργαζεται το επιπλό του , οπότε επιλέγει “cancel”</text:span></text:p>
      <text:p text:style-name="P18">4.b.4 Συνιχιζουμε από το βήμα 3</text:p>
      <text:h text:style-name="P51" text:outline-level="2"><text:span text:style-name="T64">ΕΝΑΛΛΑΚΤΙΚΗ ΡΟΗ </text:span><text:span text:style-name="T76">4</text:span>: <text:s/></text:h>
      <text:p text:style-name="P27"><text:span text:style-name="T8">4</text:span><text:span text:style-name="T3">.</text:span><text:span text:style-name="T9">γ</text:span><text:span text:style-name="T2">.1 </text:span><text:span text:style-name="T18"><text:tab/></text:span><text:span text:style-name="T26">Ο χρήστης πατάει το κουμπί ”←” για να επιστεψει πίσω χωρίς να έχει γίνει η αποθήκευση των αλλάγών του.</text:span></text:p>
      <text:p text:style-name="P8"><text:span text:style-name="T69">4</text:span><text:span text:style-name="T67">.</text:span><text:span text:style-name="T70">γ</text:span><text:span text:style-name="T67">.2. </text:span><text:span text:style-name="T69">Εμφανίζεται ένα μυνημα για το εαν θέλει να αποθηκευσει της αλλαγές.</text:span></text:p>
      <text:p text:style-name="P11"><text:span text:style-name="T69">4.</text:span><text:span text:style-name="T70">γ</text:span><text:span text:style-name="T65">.3 </text:span><text:span text:style-name="T70">Ο χρήστης δεν θέλει να αποθηκευσει της αλλαγές του οπότε επιλέγει το “discard changes”</text:span></text:p>
      <text:p text:style-name="P18"><text:soft-page-break/>4.γ.4 Ο χρήστης επιστρέφεται στην οθόνη επερξεργασίας δωματίου χωρίς να έχουν γίνει αλλαγές στο έπιπλο</text:p>
      <text:h text:style-name="P51" text:outline-level="2"><text:span text:style-name="T64">ΕΝΑΛΛΑΚΤΙΚΗ ΡΟΗ </text:span><text:span text:style-name="T76">5</text:span>: <text:s/></text:h>
      <text:p text:style-name="P27"><text:span text:style-name="T8">4</text:span><text:span text:style-name="T3">.</text:span><text:span text:style-name="T9">δ</text:span><text:span text:style-name="T2">.1 </text:span><text:span text:style-name="T18"><text:tab/></text:span><text:span text:style-name="T26">Ο χρήστης </text:span><text:span text:style-name="T27">δεν είναι σίγουρος για τις αλλαγές του οπότε πατάει το πλήκτρο “discard changes”</text:span></text:p>
      <text:p text:style-name="P65">4.δ.2 Εμφανίζεται ένα μύνημα επιβεβαίωσης? (αν ναι έχουμε αλλες δύο εναλλακτικές εδω)</text:p>
      <text:p text:style-name="P18"><text:s/></text:p>
      <text:p text:style-name="P3"><text:span text:style-name="T55">ΠΕΡΙΠΤΩΣΗ ΧΡΗΣΗΣ </text:span><text:span text:style-name="T56">5</text:span><text:span text:style-name="T55">: </text:span><text:span text:style-name="T56">Τυχαία τοποθέτηση επίπλων</text:span></text:p>
      <text:p text:style-name="P12"><text:span text:style-name="T56">α</text:span><text:span text:style-name="T53">υτό θα πάρει πολύυυ αστο για αυριο</text:span></text:p>
      <text:p text:style-name="P3"><text:span text:style-name="T56">ΠΕΡΙΠΤΩΣΗ ΧΡΗΣΗΣ 1: </text:span><text:span text:style-name="T54">Επερξεργασία </text:span><text:span text:style-name="T56">τοίχων, πατώματος και ταβανιού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2:05:54.867899001</meta:creation-date>
    <dc:date>2023-03-28T01:56:40.244535805</dc:date>
    <meta:editing-duration>PT30M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6" meta:paragraph-count="119" meta:word-count="1359" meta:character-count="8315" meta:non-whitespace-character-count="7002"/>
  </office:meta>
</office:document-meta>
</file>